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T15" style:parent-style-name="Policepardéfaut" style:family="text">
      <style:text-properties fo:font-size="16pt" style:font-size-asian="16pt" style:font-size-complex="16pt"/>
    </style:style>
    <style:style style:name="T16" style:parent-style-name="Policepardéfau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7" style:parent-style-name="Policepardéfaut" style:family="text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fo:font-size="16pt" style:font-size-asian="16pt" style:font-size-complex="16pt"/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Normal" style:family="paragraph">
      <style:text-properties fo:font-size="16pt" style:font-size-asian="16pt" style:font-size-complex="16pt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/>
    </style:style>
    <style:style style:name="P35" style:parent-style-name="Normal" style:family="paragraph">
      <style:text-properties fo:font-size="16pt" style:font-size-asian="16pt" style:font-size-complex="16pt"/>
    </style:style>
    <style:style style:name="P36" style:parent-style-name="Normal" style:family="paragraph">
      <style:text-properties fo:font-size="16pt" style:font-size-asian="16pt" style:font-size-complex="16pt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7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8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1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P55" style:parent-style-name="Normal" style:family="paragraph">
      <style:text-properties fo:font-size="16pt" style:font-size-asian="16pt" style:font-size-complex="16pt"/>
    </style:style>
    <style:style style:name="P56" style:parent-style-name="Normal" style:family="paragraph">
      <style:text-properties fo:font-size="16pt" style:font-size-asian="16pt" style:font-size-complex="16pt"/>
    </style:style>
    <style:style style:name="P57" style:parent-style-name="Normal" style:family="paragraph">
      <style:text-properties fo:font-size="16pt" style:font-size-asian="16pt" style:font-size-complex="16pt"/>
    </style:style>
    <style:style style:name="P58" style:parent-style-name="Normal" style:family="paragraph">
      <style:text-properties fo:font-size="16pt" style:font-size-asian="16pt" style:font-size-complex="16pt"/>
    </style:style>
    <style:style style:name="P59" style:parent-style-name="Normal" style:family="paragraph">
      <style:text-properties fo:font-size="16pt" style:font-size-asian="16pt" style:font-size-complex="16pt"/>
    </style:style>
    <style:style style:name="P60" style:parent-style-name="Normal" style:family="paragraph">
      <style:text-properties fo:font-size="16pt" style:font-size-asian="16pt" style:font-size-complex="16pt"/>
    </style:style>
    <style:style style:name="P61" style:parent-style-name="Normal" style:family="paragraph">
      <style:text-properties fo:font-size="16pt" style:font-size-asian="16pt" style:font-size-complex="16pt"/>
    </style:style>
    <style:style style:name="P62" style:parent-style-name="Normal" style:family="paragraph">
      <style:text-properties fo:font-size="16pt" style:font-size-asian="16pt" style:font-size-complex="16pt"/>
    </style:style>
    <style:style style:name="P63" style:parent-style-name="Normal" style:family="paragraph">
      <style:text-properties fo:font-size="16pt" style:font-size-asian="16pt" style:font-size-complex="16pt"/>
    </style:style>
    <style:style style:name="P64" style:parent-style-name="Normal" style:family="paragraph">
      <style:text-properties fo:font-size="16pt" style:font-size-asian="16pt" style:font-size-complex="16pt"/>
    </style:style>
    <style:style style:name="P65" style:parent-style-name="Normal" style:family="paragraph">
      <style:text-properties fo:font-size="16pt" style:font-size-asian="16pt" style:font-size-complex="16pt"/>
    </style:style>
    <style:style style:name="P66" style:parent-style-name="Normal" style:family="paragraph">
      <style:text-properties fo:font-size="16pt" style:font-size-asian="16pt" style:font-size-complex="16pt"/>
    </style:style>
    <style:style style:name="P67" style:parent-style-name="Normal" style:family="paragraph">
      <style:text-properties fo:font-size="16pt" style:font-size-asian="16pt" style:font-size-complex="16pt"/>
    </style:style>
    <style:style style:name="P68" style:parent-style-name="Normal" style:family="paragraph">
      <style:text-properties fo:font-size="16pt" style:font-size-asian="16pt" style:font-size-complex="16pt"/>
    </style:style>
    <style:style style:name="P69" style:parent-style-name="Normal" style:family="paragraph">
      <style:text-properties fo:font-size="16pt" style:font-size-asian="16pt" style:font-size-complex="16pt"/>
    </style:style>
    <style:style style:name="P70" style:parent-style-name="Normal" style:family="paragraph">
      <style:text-properties fo:font-size="16pt" style:font-size-asian="16pt" style:font-size-complex="16pt"/>
    </style:style>
    <style:style style:name="P71" style:parent-style-name="Normal" style:family="paragraph">
      <style:text-properties fo:font-size="16pt" style:font-size-asian="16pt" style:font-size-complex="16pt"/>
    </style:style>
    <style:style style:name="P72" style:parent-style-name="Normal" style:family="paragraph">
      <style:text-properties fo:font-size="16pt" style:font-size-asian="16pt" style:font-size-complex="16pt"/>
    </style:style>
    <style:style style:name="P73" style:parent-style-name="Normal" style:family="paragraph">
      <style:text-properties fo:font-size="16pt" style:font-size-asian="16pt" style:font-size-complex="16pt"/>
    </style:style>
    <style:style style:name="P74" style:parent-style-name="Normal" style:family="paragraph">
      <style:text-properties fo:font-size="16pt" style:font-size-asian="16pt" style:font-size-complex="16pt"/>
    </style:style>
    <style:style style:name="P75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Exercice Deuxième partie</text:p>
      <text:p text:style-name="P2"/>
      <text:p text:style-name="P3">Exercice 1</text:p>
      <text:p text:style-name="P4">Val=231</text:p>
      <text:p text:style-name="P5">Double=462</text:p>
      <text:p text:style-name="P6">Exercice 2 :</text:p>
      <text:p text:style-name="P7">Algo : Calcule du carrée</text:p>
      <text:p text:style-name="P8">//BUT : <text:s/>Calculer le carrée d’un nombre</text:p>
      <text:p text:style-name="P9">//ENTREE : Un nombre saisi pas l’utilisateur</text:p>
      <text:p text:style-name="P10">//SORTIS : <text:s/>Un nombre au carrée</text:p>
      <text:p text:style-name="P11">VAR : Nb1 : REEL</text:p>
      <text:p text:style-name="P12">DEBUT</text:p>
      <text:p text:style-name="P13"><text:tab/>ECRIRE « Saisir un nombre »</text:p>
      <text:p text:style-name="P14"><text:tab/>LIRE Nb1</text:p>
      <text:p text:style-name="Normal"><text:span text:style-name="T15"><text:tab/>Nb1</text:span><text:span text:style-name="T16"></text:span><text:span text:style-name="T17">Nb1*Nb1</text:span></text:p>
      <text:p text:style-name="P18"><text:tab/>ECRIRE « Le résultat est » +Nb1</text:p>
      <text:p text:style-name="P19">FIN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P27">Exercice 3 :</text:p>
      <text:p text:style-name="P28">Algo : Dialogue</text:p>
      <text:p text:style-name="P29">//BUT : Crée un dialogue avec le nom et prénom de la personne<text:s/></text:p>
      <text:p text:style-name="P30">//ENTREE : Saisis d’un prénom</text:p>
      <text:p text:style-name="P31">//SORTIS : Dialogue entre<text:s/>machine et humain<text:s/></text:p>
      <text:p text:style-name="P32">VAR : prenom : CHAINE</text:p>
      <text:p text:style-name="P33">DEBUT</text:p>
      <text:p text:style-name="P34"><text:tab/>ECRIRE « Quel est votre prénom ?»</text:p>
      <text:p text:style-name="P35"><text:tab/>LIRE prénom</text:p>
      <text:p text:style-name="P36"><text:tab/>ECRIRE : « Bonjours, » +prenom+ « ! »</text:p>
      <text:p text:style-name="P37">FIN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soft-page-break/>
      <text:p text:style-name="P51">Exercice 4 :</text:p>
      <text:p text:style-name="P52">Algo : Prix</text:p>
      <text:p text:style-name="P53">//BUT : Calculer le prix TTC et le nombre d’articles</text:p>
      <text:p text:style-name="P54">//ENTREE : Saisis du nombre d’article et<text:s/>le prix<text:s/></text:p>
      <text:p text:style-name="P55">//SORTIE : Prix TTC et nombre d’article</text:p>
      <text:p text:style-name="P56">VAR<text:s/>: nombre :<text:s/>ENTIER</text:p>
      <text:p text:style-name="P57"><text:tab/>Prix, tva, tot : REEL</text:p>
      <text:p text:style-name="P58"><text:tab/></text:p>
      <text:p text:style-name="P59">DEBUT</text:p>
      <text:p text:style-name="P60"><text:tab/>ECRIRE « Combien d’article ? »</text:p>
      <text:p text:style-name="P61"><text:tab/>LIRE nombre</text:p>
      <text:p text:style-name="P62"><text:tab/>ECRIRE « Quel est le prix »</text:p>
      <text:p text:style-name="P63"><text:tab/>LIRE prix</text:p>
      <text:p text:style-name="P64"><text:tab/>ECRIRE « A quel taux de tva en % »</text:p>
      <text:p text:style-name="P65"><text:tab/>LIRE tva</text:p>
      <text:p text:style-name="P66"><text:tab/>Tot←nombre*prix*(tva/100)</text:p>
      <text:p text:style-name="P67"><text:tab/>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illaume edel</meta:initial-creator>
    <dc:creator>Guillaume Edel-Fix</dc:creator>
    <meta:creation-date>2020-10-22T20:40:00Z</meta:creation-date>
    <dc:date>2020-10-23T07:40:00Z</dc:date>
    <meta:template xlink:href="Normal" xlink:type="simple"/>
    <meta:editing-cycles>2</meta:editing-cycles>
    <meta:editing-duration>PT2820S</meta:editing-duration>
    <meta:document-statistic meta:page-count="4" meta:paragraph-count="2" meta:word-count="156" meta:character-count="1017" meta:row-count="7" meta:non-whitespace-character-count="863"/>
  </office:meta>
</office:document-meta>
</file>